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list-style-name="WWNum6">
      <style:paragraph-properties fo:margin-left="0.5in" fo:margin-right="0in" fo:margin-top="0in" fo:margin-bottom="0in" loext:contextual-spacing="true" fo:text-indent="-0.25in" style:auto-text-indent="false"/>
    </style:style>
    <style:style style:name="P4" style:family="paragraph" style:parent-style-name="Standard" style:list-style-name="WWNum3">
      <style:paragraph-properties fo:margin-left="0.5in" fo:margin-right="0in" fo:margin-top="0in" fo:margin-bottom="0in" loext:contextual-spacing="true" fo:text-indent="-0.25in" style:auto-text-indent="false"/>
    </style:style>
    <style:style style:name="P5" style:family="paragraph" style:parent-style-name="Standard" style:list-style-name="WWNum5">
      <style:paragraph-properties fo:margin-left="0.5in" fo:margin-right="0in" fo:margin-top="0in" fo:margin-bottom="0in" loext:contextual-spacing="true" fo:text-indent="-0.25in" style:auto-text-indent="false"/>
    </style:style>
    <style:style style:name="P6" style:family="paragraph" style:parent-style-name="Standard" style:list-style-name="WWNum1">
      <style:paragraph-properties fo:margin-left="0.5in" fo:margin-right="0in" fo:margin-top="0in" fo:margin-bottom="0in" loext:contextual-spacing="true" fo:text-indent="-0.25in" style:auto-text-indent="false"/>
    </style:style>
    <style:style style:name="P7" style:family="paragraph" style:parent-style-name="Standard" style:list-style-name="WWNum4">
      <style:paragraph-properties fo:margin-left="0.5in" fo:margin-right="0in" fo:margin-top="0in" fo:margin-bottom="0in" loext:contextual-spacing="true" fo:text-indent="-0.25in" style:auto-text-indent="false"/>
    </style:style>
    <style:style style:name="P8" style:family="paragraph" style:parent-style-name="Standard" style:list-style-name="WWNum2">
      <style:paragraph-properties fo:margin-left="0.5in" fo:margin-right="0in" fo:margin-top="0in" fo:margin-bottom="0in" loext:contextual-spacing="true" fo:text-indent="-0.25in" style:auto-text-indent="false"/>
    </style:style>
    <style:style style:name="P9" style:family="paragraph" style:parent-style-name="Heading_20_2">
      <style:paragraph-properties fo:margin-top="0.25in" fo:margin-bottom="0.0835in" loext:contextual-spacing="false"/>
    </style:style>
    <style:style style:name="P10" style:family="paragraph" style:parent-style-name="Title">
      <style:paragraph-properties fo:margin-top="0in" fo:margin-bottom="0.0417in" loext:contextual-spacing="false"/>
    </style:style>
    <style:style style:name="P11" style:family="paragraph" style:parent-style-name="Heading_20_3">
      <style:paragraph-properties fo:margin-top="0.222in" fo:margin-bottom="0.0555in" loext:contextual-spacing="false"/>
    </style:style>
    <style:style style:name="P12" style:family="paragraph" style:parent-style-name="Subtitle" style:master-page-name="Standard">
      <style:paragraph-properties fo:margin-top="0in" fo:margin-bottom="0.222in" loext:contextual-spacing="false" style:page-number="1"/>
    </style:style>
    <style:style style:name="P13"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text-underline-style="none"/>
    </style:style>
    <style:style style:name="T4" style:family="text">
      <style:text-properties fo:color="#1155cc" style:text-underline-style="solid" style:text-underline-width="auto" style:text-underline-color="font-color"/>
    </style:style>
    <style:style style:name="T5" style:family="text">
      <style:text-properties fo:color="#ff0000" style:text-underline-style="solid" style:text-underline-width="auto" style:text-underline-color="font-color" fo:font-weight="bold" style:font-weight-asian="bol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p5622axm2c1p"/>Morton Analytics</text:p>
      <text:p text:style-name="P10"><text:bookmark text:name="_gbhdy6lrkzrf"/>Shiny Application: Pandemic Influenza Severity Assessment Tool (PISA)</text:p>
      <text:p text:style-name="P1">Client: World Health Organization</text:p>
      <text:p text:style-name="P1">Purchase Order: <text:span text:style-name="T1">201934922</text:span></text:p>
      <text:p text:style-name="P1">Original Delivered: 5-March-2018</text:p>
      <text:p text:style-name="P1"><draw:rect text:anchor-type="as-char" svg:y="0in" draw:z-index="0" draw:style-name="gr1" draw:text-style-name="P13" svg:width="0.0012in" svg:height="0.0213in"><text:p/></draw:rect></text:p>
      <text:p text:style-name="P9"><text:bookmark text:name="_9wd80h6ir9o9"/>Project Summary</text:p>
      <text:p text:style-name="P1">To provide a Shiny application via R programming supported by interactive SVG graphics. </text:p>
      <text:p text:style-name="P1"/>
      <text:p text:style-name="P1">Developer will deliver an R library/package containing all elements of the application. While the application will be on an R server, the application will utilize a JavaScript charting library to render graphics in the browser. R programming will control all charts via R functions, and the developer will provider R functions to call and modify all elements of the application. The application will be delivered via GitHub.com and can therefore be installed on an R Server (shiny.io or similar). Developer will deliver a user manual for maintenance and troubleshooting as well as a simple instruction for the applications use.</text:p>
      <text:p text:style-name="P1"/>
      <text:p text:style-name="P1">The remaining portion of this document will review the functional design requirements based on the RFP, contract, and scoping questions. This document represents a meeting of the minds between the client and the developer regarding the details of what will be delivered.</text:p>
      <text:p text:style-name="P9"><text:bookmark text:name="_uomo6bontobu"/>Shiny Architecture</text:p>
      <text:p text:style-name="P1">The Shiny application shall be an open-sourced, free to use application that does not require standalone user login/credentials (licensed Shiny Servers provide this option). <text:s/>Shiny is a JavaScript based R library that extends bootstrap.js methods and relies on an R Server to operate (RStudio, shiny.io, etc). Shiny applications may be divided into User Interface and Server operations.</text:p>
      <text:p text:style-name="P11"><text:bookmark text:name="_m15oij5fgz2a"/>User Interface Function</text:p>
      <text:p text:style-name="P1">The User Interface shall hold ‘tabs’ for each area of the PISA story: Transmission, Global Transmission, Seriousness of the Disease, and Impact. <text:s/>User controls, a world map, and a heat map will be present for every ‘tab.’ Client requests a country specific tab to center the map on the country and generate a heatmap for each data area available for that country.</text:p>
      <text:p text:style-name="P11"><text:bookmark text:name="_ln22xy1dvaum"/>Server Function</text:p>
      <text:p text:style-name="P1">The Server shall render all user controls, world maps, and heat maps using either Shiny functions or custom R functions that call the Javascript Chart library. User inputs will control/filter data frames used for charting.</text:p>
      <text:p text:style-name="P11"><text:bookmark text:name="_ey1ma4vcjd4j"/>Data Management</text:p>
      <text:p text:style-name="P1">Data shall be loaded from client’s FLUMART database via a yet to be determined connection. Developer anticipates using a single list object but may use ‘dplyr’ and/or ‘data.tables’ to manage the data after download from FLUMART.</text:p>
      <text:p text:style-name="P11"><text:bookmark text:name="_qxdxi4n3ip99"/><text:soft-page-break/>Shiny Server Authentication</text:p>
      <text:p text:style-name="P1">Client anticipates a Shiny Server License for hosting the app. <text:s/>This may include authentication options. Developer will advise and/or incorporate authentication options using that license rather than a standalone authentication option.</text:p>
      <text:p text:style-name="P11"><text:bookmark text:name="_2c91156dc8bj"/>CSS</text:p>
      <text:p text:style-name="P1">Cascading Style Sheets (CSS) will be employed to customize the layout and various Shiny elements: fonts, colors, borders. <text:s/>Developer will work to make the application adaptive to mobile devices using CSS. Developer will not create any CSS structures beyond making mobile friendly &lt;div&gt; elements. CSS will be attached directly to the Shiny app via the UI function.</text:p>
      <text:p text:style-name="P9"><text:bookmark text:name="_yfkr6sqw4l83"/>R Functions - pisaR Library</text:p>
      <text:p text:style-name="P1">The developer shall deliver R functions via an R library that interact with the JavaScript charting library for use in the application or outside the application. <text:s/>There will be a base function to call the library and several ‘options’ functions to control various features within the chart library. The code follows the generally accepted patterns of the ‘htmlwidgets’ R library.</text:p>
      <text:p text:style-name="P1"><text:s/></text:p>
      <text:p text:style-name="P1">The base function will pass default charting options to the chart library that can be modified by subsequent ‘options’ functions delivered by the developer or in the future by the client. All functions will enable piping (‘%&gt;%’) for ease of reading/writing chained commands. Developer will make as many options controllable by the R user as relevant to delivery of the application. Methods for adding functions will be delivered in the documentation.</text:p>
      <text:p text:style-name="P1"/>
      <text:p text:style-name="P1">The most important ‘options’ function will be the <text:span text:style-name="T2">addLayer()</text:span> function that defines what will be charted. This function will define the type of chart, any colors being used, the data to be used, the data mappings, and a label for the layer.</text:p>
      <text:p text:style-name="P1"/>
      <text:p text:style-name="P1">Other options will include padding for the heatmap cells, projections for the map, font specifications for the chart labels/axes, and tooltip options.</text:p>
      <text:p text:style-name="P1"/>
      <text:p text:style-name="P1">Finally, the application will be its own R function that can be called by a user in RStudio where the application can be published to a server.</text:p>
      <text:p text:style-name="P9"><text:bookmark text:name="_vtes0mv5oemd"/>JavaScript Chart Library (d3.js)</text:p>
      <text:p text:style-name="P1">Using modern web standards, d3.js can manipulate data and the document object model (DOM) in any browser. To this end, developer will use d3.js to create a chart API that the R htmlwidget can extend and therefore use in the Shiny application. <text:s/>Two charts will be developed for this API: a heat map and a global map (chloropleth).</text:p>
      <text:p text:style-name="P11"><text:bookmark text:name="_bjypt31iutkz"/>Heat Map</text:p>
      <text:list xml:id="list7382798352930587163" text:style-name="WWNum6">
        <text:list-item>
          <text:p text:style-name="P3">The heat map shall use a banded scale for the y axis where country names will be displayed and a linear scale for the x axis where the YYYYMM (year and month as numbers) will be displayed. </text:p>
        </text:list-item>
        <text:list-item>
          <text:p text:style-name="P3">Tiles will populate the chart for each country for each YYYYMM available using a color scheme. </text:p>
        </text:list-item>
        <text:list-item>
          <text:p text:style-name="P3">Colors are predefined categories determined by client to denote severity levels: green, yellow, orange, red, magenta. Smoky white will populate tiles without a level.</text:p>
        </text:list-item>
        <text:list-item>
          <text:p text:style-name="P3">A legend with each color and description (in English) will appear in the top right corner.</text:p>
        </text:list-item>
        <text:list-item>
          <text:p text:style-name="P3"><text:soft-page-break/>A brush will be placed above the chart to allow zoom and pan capabilities across the x axis (YYYYMM). </text:p>
        </text:list-item>
        <text:list-item>
          <text:p text:style-name="P3">Tooltip will appear upon a mouse over to display relevant data (and comments) for the tile.</text:p>
        </text:list-item>
        <text:list-item>
          <text:p text:style-name="P3">Buttons will be available for popping out the plot to full screen and saving the plot as PNG</text:p>
        </text:list-item>
      </text:list>
      <text:p text:style-name="P11"><text:bookmark text:name="_jyz2ekova3bi"/>Global Map</text:p>
      <text:list xml:id="list1538322848562216639" text:style-name="WWNum3">
        <text:list-item>
          <text:p text:style-name="P4">The map shall use map layers with WHO approved boundaries.</text:p>
        </text:list-item>
        <text:list-item>
          <text:p text:style-name="P4">The map shall use the same same color fill as the Heat Map.</text:p>
        </text:list-item>
        <text:list-item>
          <text:p text:style-name="P4">A legend with each color and description (in English) will appear in the top right corner.</text:p>
        </text:list-item>
        <text:list-item>
          <text:p text:style-name="P4">A scale legend will appear on the bottom right corner.</text:p>
        </text:list-item>
        <text:list-item>
          <text:p text:style-name="P4">Tooltip will appear upon a mouse over to display relevant data (and comments) for the country.</text:p>
        </text:list-item>
        <text:list-item>
          <text:p text:style-name="P4">Buttons will be available for popping out the plot to full screen and saving the plot as PNG.</text:p>
        </text:list-item>
        <text:list-item>
          <text:p text:style-name="P4">Zoom controls will appear on the top left corner.</text:p>
        </text:list-item>
        <text:list-item>
          <text:p text:style-name="P4">Zoom will also be allowed by rolling the mouse over the map - may work on mobile with two finger swipe (untested)</text:p>
        </text:list-item>
      </text:list>
      <text:p text:style-name="P1"/>
      <text:p text:style-name="P11"><text:bookmark text:name="_3yoszxap269j"/>Geographic Information System (GIS) Elements</text:p>
      <text:p text:style-name="P1">Client indicates that shape files will be made available to the developer representing borders that conform to WHO’s Standard Operating Procedures design standards. <text:s/>Developer shall convert shape files to geoJSON and deliver the geoJSON as a separate deliverable. <text:s/>Documentation for the conversion will be created for ongoing updates of the map.</text:p>
      <text:p text:style-name="P9"><text:bookmark text:name="_sadkcmaujq4y"/>User Interface</text:p>
      <text:p text:style-name="P1">Shiny applications are single page web documents. Developer intends to use the appearance of a tabbed layout between themes to reduce the size of the application and improve performance. The philosophy here is to have everything on the page update to the new tab rather than create separate &lt;div&gt; elements.</text:p>
      <text:p text:style-name="P11"><text:bookmark text:name="_3lsb54szh31a"/>Layout</text:p>
      <text:list xml:id="list5412620140810454519" text:style-name="WWNum5">
        <text:list-item>
          <text:p text:style-name="P5">The layout will include a tab header generated by the server with text.</text:p>
        </text:list-item>
        <text:list-item>
          <text:p text:style-name="P5">The layout will include user controls in the top left corner.</text:p>
        </text:list-item>
        <text:list-item>
          <text:p text:style-name="P5">The map will be top center.</text:p>
        </text:list-item>
        <text:list-item>
          <text:p text:style-name="P5"><text:soft-page-break/>The heatmap with be bottom center. Developer anticipates more countries to be included and will allow scrolling to hidden plot elements within a defined space rather than letting the graphic grow indefinitely. <text:s/>This should keep the app to a view that won’t require scrolling down the page.</text:p>
        </text:list-item>
        <text:list-item>
          <text:p text:style-name="P5">Headings, labels, and text as needed.</text:p>
        </text:list-item>
      </text:list>
      <text:p text:style-name="P11"><text:bookmark text:name="_fl6o6yeo9se0"/>User Controls</text:p>
      <text:p text:style-name="P1">Shiny offers several out of the box input widgets for user controls. <text:s/>The following controls will be used for server side operations to manage data sent to the browser for display:</text:p>
      <text:list xml:id="list5202144406061148448" text:style-name="WWNum1">
        <text:list-item>
          <text:p text:style-name="P6">The tabs will exist as a input for the app to call data and text relevant to that tab.</text:p>
        </text:list-item>
        <text:list-item>
          <text:p text:style-name="P6">A year dropdown input will filter data and allow the user to select multiple years of data for both graphics.</text:p>
        </text:list-item>
        <text:list-item>
          <text:p text:style-name="P6">A confidence dropdown input will filter data and allow the user to select multiple confidence levels for both graphics.</text:p>
        </text:list-item>
        <text:list-item>
          <text:p text:style-name="P6">A transmission dropdown input will filter data and allow the user to select multiple transmission options for both graphics.</text:p>
        </text:list-item>
        <text:list-item>
          <text:p text:style-name="P6">A month by month slider input will filter map data to specific months (developer may move this to be part of the map itself to improve performance.</text:p>
        </text:list-item>
      </text:list>
      <text:p text:style-name="P9"><text:bookmark text:name="_c9jp1bn5gqqy"/>Server Function</text:p>
      <text:p text:style-name="P1">Server functions manage data, generate UI elements, and push messages to the browser.</text:p>
      <text:p text:style-name="P11"><text:bookmark text:name="_dxtqfziikj8h"/>Data Management</text:p>
      <text:p text:style-name="P1">A data management function will call/query the FLUMART data connection (yet to be determined by client). This function will then prepare the data to be loaded into reactive data frames that can be filtered by user inputs.</text:p>
      <text:p text:style-name="P9"><text:bookmark text:name="_t8qaxvclqtln"/>Render Tab Content Functions</text:p>
      <text:p text:style-name="P1">To create the illusion that a user has moved to a new tab, the server will render titles, labels, and other text to reflect the topic. Shiny offers several functions to render text in the server and wrap html tags, like &lt;h1&gt;, around that text in the UI.</text:p>
      <text:p text:style-name="P11"><text:bookmark text:name="_hk31d6hyxxdj"/>Render UI Functions</text:p>
      <text:p text:style-name="P1">To make the UI inputs responsive to ongoing data updates, the UI will be generated in the server and will reflect available filter options.</text:p>
      <text:p text:style-name="P11"><text:bookmark text:name="_u10dbvk77fux"/>Render pisaR Functions</text:p>
      <text:p text:style-name="P1">Assuming ‘tabs’ can be reasonably delivered as a filter rather than separate &lt;div&gt; elements, only two render functions will be needed to generate the global map and heatmap. <text:s/>These functions will utilize the ‘htmlwidgets’ R library to render the JavaScript graphics based on the available data and user inputs.</text:p>
      <text:p text:style-name="P9"><text:bookmark text:name="_5iopq82vls6u"/>Performance Requirements</text:p>
      <text:p text:style-name="P1">Application shall function without error on Shiny Server.</text:p>
      <text:p text:style-name="P1"><text:soft-page-break/>Application shall load and render graphics in 10 seconds (this may depend on the data connection to FLUMART so I’m giving myself some breathing room).</text:p>
      <text:p text:style-name="P1">Application shall be easy to read and navigate for non-native English speaking users.</text:p>
      <text:p text:style-name="P1">Global map shall conform to WHO Standard Operating Procedures design requirements.</text:p>
      <text:p text:style-name="P9"><text:bookmark text:name="_w1xpmq7luxb3"/>GitHub.com</text:p>
      <text:p text:style-name="P1">Current repository located at: <text:a xlink:type="simple" xlink:href="https://github.com/mortonanalytics/pisaR" text:style-name="Internet_20_link" text:visited-style-name="Visited_20_Internet_20_Link"><text:span text:style-name="T4">https://github.com/mortonanalytics/pisaR</text:span></text:a></text:p>
      <text:p text:style-name="P1">Library can be installed from the R command line with: devtools::install_github(“mortonanalytics/pisaR”).</text:p>
      <text:p text:style-name="P1">Developer shall store all code, files, and documentation used for the application at this repository without exception.</text:p>
      <text:p text:style-name="P9"><text:bookmark text:name="_5a57b8e89ap1"/>User Manuals</text:p>
      <text:p text:style-name="P1">Developer shall deliver a user guide for navigating the application and calling the R functions (outside of the application).</text:p>
      <text:p text:style-name="P1">Developer shall deliver a technical guide outlining the installation, design philosophy, and technical components of the application.</text:p>
      <text:p text:style-name="P1">Technical guide shall include documentation of existing code, important maintenance and updating procedures, debugging methods, and adding R function methods.</text:p>
      <text:p text:style-name="P1">Developer shall deliver guide for converting shape files to geoJSON.</text:p>
      <text:p text:style-name="P1"/>
      <text:p text:style-name="P9"><text:bookmark text:name="_z1jfgqftbp0b"/>Developer Needs</text:p>
      <text:p text:style-name="P1">Please provide the developer the following items by <text:span text:style-name="T5">March 15, 2018</text:span> (or propose an alternative date):</text:p>
      <text:list xml:id="list1043754506483207118" text:style-name="WWNum4">
        <text:list-item>
          <text:p text:style-name="P7">Data connection specifications for FLUMART data.</text:p>
        </text:list-item>
        <text:list-item>
          <text:p text:style-name="P7">Global map shape files (including data files with ids and country names).</text:p>
        </text:list-item>
      </text:list>
      <text:p text:style-name="P9"><text:bookmark text:name="_pye0njxnhgvg"/>Proposed Development schedule</text:p>
      <text:p text:style-name="P1">Week 1 - Heatmap prototype</text:p>
      <text:p text:style-name="P1">Week 2 - Global map prototype</text:p>
      <text:p text:style-name="P1">Week 3 - Data management procedures</text:p>
      <text:p text:style-name="P1"><text:soft-page-break/>Week 4 - Shiny UI/Server</text:p>
      <text:p text:style-name="P1"><text:span text:style-name="T1">Milestone</text:span>:2/April/2018 - Deliver DRAFT Shiny app - likely via developers shiny.io site</text:p>
      <text:p text:style-name="P1">Week 5,6 - Final JavaScript features (tooltips, zoom, popout, PNG save, etc)</text:p>
      <text:p text:style-name="P1">Week 7 - Begin Client Testing, Debugging, and Documentation</text:p>
      <text:p text:style-name="P1">Week 8 - Continued Testing, Debugging, Documenting</text:p>
      <text:p text:style-name="P1"><text:span text:style-name="T1">Milestone</text:span>: 4/May/2018 - Final Deliverables via GitHub</text:p>
      <text:p text:style-name="P9"><text:bookmark text:name="_ibsdmitp3k0a"/>Change Management</text:p>
      <text:list xml:id="list7349439399835793956" text:style-name="WWNum2">
        <text:list-item>
          <text:p text:style-name="P8">Given the tight schedule, developer promises intermittent review by client of prototypes and user interface with change requests by the client (Agile style development). </text:p>
        </text:list-item>
        <text:list-item>
          <text:p text:style-name="P8"><text:span text:style-name="T5">Week 7-8 testing by client shall NOT produce changes to the general layout (colors, fonts, order of user input changes are ok), data connection, or JavaScript features.</text:span> <text:s/>This is the ‘drop-dead’ latest cutoff for the proposed schedule.</text:p>
        </text:list-item>
        <text:list-item>
          <text:p text:style-name="P8">Client proposed and developer proposed changes shall generally conform to the RFP, contract, and this document and be agreed by both parties. </text:p>
        </text:list-item>
        <text:list-item>
          <text:p text:style-name="P8">This document should be updated with any changes and document the date it was edit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loext:graphic-properties draw:fill="solid" draw:fill-color="#a0a0a0"/>
      <style:paragraph-properties fo:text-align="center"/>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draw:rect text:anchor-type="as-char" svg:y="0in" draw:z-index="6" draw:style-name="Mgr1" draw:text-style-name="MP2" svg:width="0.0012in" svg:height="0.0213in"><text:p/></draw:rect></text:p>
        <text:p text:style-name="MP1"><text:s text:c="24"/><text:tab/>pisa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110" meta:word-count="1935" meta:character-count="11977" meta:non-whitespace-character-count="10136"/>
    <meta:generator>LibreOfficeDev/5.1.0.3$Linux_X86_64 LibreOffice_project/</meta:generator>
  </office:meta>
</office:document-meta>
</file>